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1in" fo:margin-right="0in" fo:text-indent="0in" style:auto-text-indent="false"/>
      <style:text-properties fo:font-style="italic" style:font-style-asian="italic" style:font-style-complex="italic"/>
    </style:style>
    <style:style style:name="P7" style:family="paragraph" style:parent-style-name="Standard">
      <style:paragraph-properties fo:margin-left="0.1201in" fo:margin-right="0in" fo:text-indent="0in" style:auto-text-indent="false"/>
    </style:style>
    <style:style style:name="P8" style:family="paragraph" style:parent-style-name="Standard">
      <style:paragraph-properties fo:margin-left="0.1201in" fo:margin-right="0in" fo:text-indent="0in" style:auto-text-indent="false"/>
      <style:text-properties fo:font-style="italic" style:font-style-asian="italic" style:font-style-complex="italic"/>
    </style:style>
    <style:style style:name="P9" style:family="paragraph" style:parent-style-name="Hanging_20_indent">
      <style:paragraph-properties fo:margin-left="0.198in" fo:margin-right="0in" fo:text-indent="-0.1965in" style:auto-text-indent="false"/>
    </style:style>
    <style:style style:name="P10"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14" style:family="paragraph" style:parent-style-name="Standard">
      <style:paragraph-properties fo:margin-left="0.15in" fo:margin-right="0in" fo:text-indent="0in" style:auto-text-indent="false"/>
      <style:text-properties officeooo:rsid="0020746a" officeooo:paragraph-rsid="0020746a"/>
    </style:style>
    <style:style style:name="T1" style:family="text">
      <style:text-properties fo:font-style="italic" style:font-style-asian="italic" style:font-style-complex="italic"/>
    </style:style>
    <style:style style:name="T2" style:family="text">
      <style:text-properties officeooo:rsid="00191d17"/>
    </style:style>
    <style:style style:name="T3" style:family="text">
      <style:text-properties officeooo:rsid="0019ebb5"/>
    </style:style>
    <style:style style:name="T4" style:family="text">
      <style:text-properties officeooo:rsid="001baccc"/>
    </style:style>
    <style:style style:name="T5" style:family="text">
      <style:text-properties officeooo:rsid="00221c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fm_read can analyze and/or read a MFM disk and write raw MFM transition data, decoded data, or emulation data to files. <text:s/></text:p>
      <text:p text:style-name="P9">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3">[=cyl,head]</text:span></text:p>
      <text:p text:style-name="P12">Analyze disk format. <text:span text:style-name="T3">If cylinder and head is specified it will analyze the specified track for header format. No spaces can be in the optional parameters. --analyze=10,4</text:span></text:p>
      <text:p text:style-name="Standard">--begin_time -b #</text:p>
      <text:p text:style-name="P11">The number of nanoseconds to delay from index to start reading track</text:p>
      <text:p text:style-name="Standard">--cylinders <text:s/>-c #</text:p>
      <text:p text:style-name="P11">The number of cylinders.</text:p>
      <text:p text:style-name="Standard">--data_crc <text:s/>-<text:span text:style-name="T4">j</text:span> #h,#h,#h[,#h]</text:p>
      <text:p text:style-name="P11">The CRC/ECC parameters for the sector data area. <text:s/>Initial value, polynomial, polynomial length, maximum ECC span.</text:p>
      <text:p text:style-name="P1">--drive <text:s/>-<text:span text:style-name="T4">d</text:span> #</text:p>
      <text:p text:style-name="P11">Drive number to select for reading. Only valid for read command. <text:span text:style-name="T2">Drives are number 1 to 4. </text:span></text:p>
      <text:p text:style-name="P1">--emulation_file -m filename</text:p>
      <text:p text:style-name="P11">File name to write emulation bit data to. No file created if not specified</text:p>
      <text:p text:style-name="P1">--extracted_data_file <text:s/>-e filename</text:p>
      <text:p text:style-name="P11">File name to write decoded data to. No file created if not specified.</text:p>
      <text:p text:style-name="P1">--format <text:s/>-f WD_1006 | OMTI_5510 | <text:s/>DEC_RQDX3 | Xebec_104786 | Olivetti</text:p>
      <text:p text:style-name="P11">The track format.</text:p>
      <text:p text:style-name="Standard">--head_3bit <text:s/>-3</text:p>
      <text:p text:style-name="P11">Selects header 3 bit head encoding used by WD 1003 controller. Default is 4 bit. This will not be detected by analyze. The wrong number of heads may be selected.</text:p>
      <text:p text:style-name="Standard">--header_crc <text:s/>-g #h,#h,#h[,#h]</text:p>
      <text:p text:style-name="P11">The CRC/ECC parameters for the sector header. Initial value, polynomial, polynomial length, maximum ECC span.</text:p>
      <text:p text:style-name="Standard">--heads <text:s/>-h #</text:p>
      <text:p text:style-name="P11">The number of heads.</text:p>
      <text:p text:style-name="Standard">--interleave <text:s/>-i # | #,#,#,#,...</text:p>
      <text:p text:style-name="P11">The logical sector numbers from header in physical sector order or the interleave value</text:p>
      <text:p text:style-name="Standard">--note -n “string”</text:p>
      <text:p text:style-name="P11">String is stored in header of transition and emulation file for information about image. mfm_util will display.</text:p>
      <text:p text:style-name="Standard">--retries <text:s/>-r #</text:p>
      <text:p text:style-name="P11">Select number of retries on read errors. Only valid for read command. Default 50.</text:p>
      <text:p text:style-name="Standard">--sector_length <text:s/>-l #</text:p>
      <text:p text:style-name="P11">The sector data area length in bytes. Default is 512.</text:p>
      <text:p text:style-name="Standard">--sectors <text:s/>-s #[,#]</text:p>
      <text:p text:style-name="P11">The number of sectors per track, lowest sector number.</text:p>
      <text:p text:style-name="P1">--transitions_file <text:s/>-t filename</text:p>
      <text:p text:style-name="P11">File name to write raw MFM transitions to. No file created if not specified. Only valid for read command.</text:p>
      <text:p text:style-name="Standard">--quiet <text:s/>-q #h</text:p>
      <text:p text:style-name="P11">Bit mask to select which messages don't print. 0 is print all messages. Default is 1 (no debug messages). Higher bits are more important messages in general.</text:p>
      <text:p text:style-name="Standard"><text:soft-page-break/>--unbuffered_seek <text:s/>-u</text:p>
      <text:p text:style-name="P11">Use unbuffered/ST506 seeks. Default is buffered/ST412.</text:p>
      <text:p text:style-name="P1">--version -v</text:p>
      <text:p text:style-name="P11">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1"><text:s/></text:p>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5">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oft-page-break/><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14">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13">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text:soft-page-break/>--interleave 0,3,6,9,12,15,1,4,7,10,13,16,2,5,8,11,14</text:p>
      <text:p text:style-name="P6">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8">Indicates that for the specified track that data of sector 3 has uncorrected errors and the header for sector 15 has errors. If the header has an error the data will be all zero.</text:p>
      <text:p text:style-name="P1">ECC Corrections on cylinder 56 head 5: 1(2) 13(4) 15(1H) </text:p>
      <text:p text:style-name="P8">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7"><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1">11 sectors corrected with ECC. Max bits in burst corrected 5 </text:p>
      <text:p text:style-name="P1"><text:s text:c="3"/><text:span text:style-name="T1">Summary of errors during the read. We have 4 sectors with bad data.</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8">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5-11-23T20:31:20.312017956</dc:date>
    <meta:editing-duration>PT4H6M40S</meta:editing-duration>
    <meta:editing-cycles>30</meta:editing-cycles>
    <meta:generator>LibreOffice/4.4.5.2$Linux_x86 LibreOffice_project/40$Build-2</meta:generator>
    <meta:document-statistic meta:table-count="0" meta:image-count="0" meta:object-count="0" meta:page-count="4" meta:paragraph-count="121" meta:word-count="1707" meta:character-count="10306" meta:non-whitespace-character-count="8681"/>
  </office:meta>
</office:document-meta>
</file>